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1"/>
    <style:style style:name="ce4" style:family="table-cell" style:parent-style-name="Default" style:data-style-name="N2">
      <style:table-cell-properties style:vertical-align="middle" style:cell-protect="protected"/>
    </style:style>
    <style:style style:name="ce5" style:family="table-cell" style:parent-style-name="Default" style:data-style-name="N36">
      <style:table-cell-properties style:vertical-align="middle" style:cell-protect="protected"/>
    </style:style>
    <style:style style:name="ce6" style:family="table-cell" style:parent-style-name="Default" style:data-style-name="N37">
      <style:table-cell-properties style:vertical-align="middle" style:cell-protect="protected"/>
    </style:style>
    <style:style style:name="ce7" style:family="table-cell" style:parent-style-name="Default" style:data-style-name="N1">
      <style:text-properties style:text-underline-style="solid" style:text-underline-type="single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51354166666667cm" style:use-optimal-column-width="true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3.38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_nuev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codigo_articulo</text:p>
          </table:table-cell>
          <table:table-cell office:value-type="string" table:style-name="ce1">
            <text:p>seccion</text:p>
          </table:table-cell>
          <table:table-cell office:value-type="string" table:style-name="ce1">
            <text:p>nombre_articulo</text:p>
          </table:table-cell>
          <table:table-cell office:value-type="string" table:style-name="ce2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is_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float" office:value="250" table:style-name="ce7">
            <text:p>250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TRAJE CABALLERO</text:p>
          </table:table-cell>
          <table:table-cell office:value-type="float" office:value="1284.5769" table:style-name="ce4">
            <text:p>1284.58</text:p>
          </table:table-cell>
          <table:table-cell office:value-type="date" office:date-value="2002-03-11T00:00:00" table:style-name="ce5">
            <text:p>2002-03-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51" table:style-name="ce3">
            <text:p>251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RAQUETA TENIS</text:p>
          </table:table-cell>
          <table:table-cell office:value-type="float" office:value="1093.4694" table:style-name="ce4">
            <text:p>1093.47</text:p>
          </table:table-cell>
          <table:table-cell office:value-type="date" office:date-value="2000-03-20T00:00:00" table:style-name="ce5">
            <text:p>2000-03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52" table:style-name="ce3">
            <text:p>25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MANCUERNAS</text:p>
          </table:table-cell>
          <table:table-cell office:value-type="float" office:value="1060" table:style-name="ce4">
            <text:p>1060.00</text:p>
          </table:table-cell>
          <table:table-cell office:value-type="date" office:date-value="2000-09-13T00:00:00" table:style-name="ce5">
            <text:p>2000-09-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53" table:style-name="ce3">
            <text:p>25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SERRUCHO</text:p>
          </table:table-cell>
          <table:table-cell office:value-type="float" office:value="1030.2045000000001" table:style-name="ce4">
            <text:p>1030.20</text:p>
          </table:table-cell>
          <table:table-cell office:value-type="date" office:date-value="2001-03-23T00:00:00" table:style-name="ce5">
            <text:p>2001-03-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NC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54" table:style-name="ce3">
            <text:p>254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PANTALÓN SEÑORA</text:p>
          </table:table-cell>
          <table:table-cell office:value-type="float" office:value="1174.231" table:style-name="ce4">
            <text:p>1174.23</text:p>
          </table:table-cell>
          <table:table-cell office:value-type="date" office:date-value="2000-01-10T00:00:00" table:style-name="ce5">
            <text:p>2000-01-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UECOS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55" table:style-name="ce3">
            <text:p>25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MISA CABALLERO</text:p>
          </table:table-cell>
          <table:table-cell office:value-type="float" office:value="1067.1306" table:style-name="ce4">
            <text:p>1067.13</text:p>
          </table:table-cell>
          <table:table-cell office:value-type="date" office:date-value="2002-08-11T00:00:00" table:style-name="ce5">
            <text:p>2002-08-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ISTOLA OLÍMPICA</text:p>
          </table:table-cell>
          <table:table-cell office:value-type="float" office:value="1046.7347" table:style-name="ce4">
            <text:p>1046.73</text:p>
          </table:table-cell>
          <table:table-cell office:value-type="date" office:date-value="2001-02-02T00:00:00" table:style-name="ce5">
            <text:p>2001-02-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UEC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57" table:style-name="ce3">
            <text:p>257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BLUSA SRA.</text:p>
          </table:table-cell>
          <table:table-cell office:value-type="float" office:value="1101.0565999999999" table:style-name="ce4">
            <text:p>1101.06</text:p>
          </table:table-cell>
          <table:table-cell office:value-type="date" office:date-value="2000-03-18T00:00:00" table:style-name="ce5">
            <text:p>2000-03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ZADORA PIEL</text:p>
          </table:table-cell>
          <table:table-cell office:value-type="float" office:value="1522.693" table:style-name="ce4">
            <text:p>1522.69</text:p>
          </table:table-cell>
          <table:table-cell office:value-type="date" office:date-value="2001-07-10T00:00:00" table:style-name="ce5">
            <text:p>2001-07-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59" table:style-name="ce3">
            <text:p>259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RUGBY</text:p>
          </table:table-cell>
          <table:table-cell office:value-type="float" office:value="1111.644" table:style-name="ce4">
            <text:p>1111.64</text:p>
          </table:table-cell>
          <table:table-cell office:value-type="date" office:date-value="2000-11-11T00:00:00" table:style-name="ce5">
            <text:p>2000-11-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60" table:style-name="ce3">
            <text:p>260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BALONCESTO</text:p>
          </table:table-cell>
          <table:table-cell office:value-type="float" office:value="1075.2731000000001" table:style-name="ce4">
            <text:p>1075.27</text:p>
          </table:table-cell>
          <table:table-cell office:value-type="date" office:date-value="2001-06-25T00:00:00" table:style-name="ce5">
            <text:p>2001-06-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PÓN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61" table:style-name="ce3">
            <text:p>261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CABALLERO</text:p>
          </table:table-cell>
          <table:table-cell office:value-type="float" office:value="1500" table:style-name="ce4">
            <text:p>1500.00</text:p>
          </table:table-cell>
          <table:table-cell office:value-type="date" office:date-value="2002-04-05T00:00:00" table:style-name="ce5">
            <text:p>2002-04-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62" table:style-name="ce3">
            <text:p>26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FÚTBOL</text:p>
          </table:table-cell>
          <table:table-cell office:value-type="float" office:value="1043.9147" table:style-name="ce4">
            <text:p>1043.91</text:p>
          </table:table-cell>
          <table:table-cell office:value-type="date" office:date-value="2002-07-04T00:00:00" table:style-name="ce5">
            <text:p>2002-07-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63" table:style-name="ce3">
            <text:p>26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SRA</text:p>
          </table:table-cell>
          <table:table-cell office:value-type="float" office:value="1360.0735999999999" table:style-name="ce4">
            <text:p>1360.07</text:p>
          </table:table-cell>
          <table:table-cell office:value-type="date" office:date-value="2001-05-03T00:00:00" table:style-name="ce5">
            <text:p>2001-05-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UECOS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64" table:style-name="ce3">
            <text:p>264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RONÓMETRO</text:p>
          </table:table-cell>
          <table:table-cell office:value-type="float" office:value="1439.1764000000001" table:style-name="ce4">
            <text:p>1439.18</text:p>
          </table:table-cell>
          <table:table-cell office:value-type="date" office:date-value="2002-01-03T00:00:00" table:style-name="ce5">
            <text:p>2002-01-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65" table:style-name="ce3">
            <text:p>26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INTURÓN DE PIEL</text:p>
          </table:table-cell>
          <table:table-cell office:value-type="float" office:value="1004.3273" table:style-name="ce4">
            <text:p>1004.33</text:p>
          </table:table-cell>
          <table:table-cell office:value-type="date" office:date-value="2002-05-12T00:00:00" table:style-name="ce5">
            <text:p>2002-05-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66" table:style-name="ce3">
            <text:p>26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AÑA DE PESCA</text:p>
          </table:table-cell>
          <table:table-cell office:value-type="float" office:value="1270" table:style-name="ce4">
            <text:p>1270.00</text:p>
          </table:table-cell>
          <table:table-cell office:value-type="date" office:date-value="2000-02-14T00:00:00" table:style-name="ce5">
            <text:p>2000-02-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67" table:style-name="ce3">
            <text:p>267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OTA ALPINISMO</text:p>
          </table:table-cell>
          <table:table-cell office:value-type="float" office:value="1144" table:style-name="ce4">
            <text:p>1144.00</text:p>
          </table:table-cell>
          <table:table-cell office:value-type="date" office:date-value="2002-05-05T00:00:00" table:style-name="ce5">
            <text:p>2002-05-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68" table:style-name="ce3">
            <text:p>268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ALAS DE PING PONG</text:p>
          </table:table-cell>
          <table:table-cell office:value-type="float" office:value="1021.6" table:style-name="ce4">
            <text:p>1021.60</text:p>
          </table:table-cell>
          <table:table-cell office:value-type="date" office:date-value="2002-02-02T00:00:00" table:style-name="ce5">
            <text:p>2002-02-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4">
            <text:p>60.00</text:p>
          </table:table-cell>
          <table:table-cell office:value-type="date" office:date-value="2000-09-13T00:00:00" table:style-name="ce6">
            <text:p>2000-09-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number-rows-repeated="1048555" table:style-name="ro2">
          <table:table-cell table:number-columns-repeated="16384"/>
        </table:table-row>
      </table:table>
      <table:named-expressions>
        <table:named-range table:name="ProductosNuevos" table:cell-range-address="productos_nuevos.$A$1:productos_nuevos.$H$20" table:base-cell-address="productos_nuev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an</meta:initial-creator>
    <dc:creator>USA</dc:creator>
    <meta:creation-date>2015-08-31T16:40:15Z</meta:creation-date>
    <dc:date>2021-08-29T23:22:40Z</dc:date>
  </office:meta>
</office:document-meta>
</file>